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2EmbeddedDatabaseConfigurer.configureConnectionProperties( ConnectionProperties properties , String data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2EmbeddedDatabaseConfigurer.H2EmbeddedDatabaseConfigurer( Class &lt; ? extends Driver &gt; driv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EmbeddedDatabaseConfigurer.get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